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Hole Positions X kicad</text:p>
          </table:table-cell>
          <table:table-cell office:value-type="string" calcext:value-type="string">
            <text:p>Hole Positions Y kicad</text:p>
          </table:table-cell>
          <table:table-cell table:style-name="Default" office:value-type="string" calcext:value-type="string">
            <text:p>Hole Positions X,Y librecad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.4" calcext:value-type="float">
            <text:p>39.4</text:p>
          </table:table-cell>
          <table:table-cell table:formula="of:=[.A2]-20.4&amp;&quot;,&quot;&amp;95-([.B2]-20.4)" office:value-type="string" office:string-value="25.6,76" calcext:value-type="string">
            <text:p>25.6,76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38.8" calcext:value-type="float">
            <text:p>38.8</text:p>
          </table:table-cell>
          <table:table-cell table:formula="of:=[.A3]-20.4&amp;&quot;,&quot;&amp;95-([.B3]-20.4)" office:value-type="string" office:string-value="142.5,76.6" calcext:value-type="string">
            <text:p>142.5,76.6</text:p>
          </table:table-cell>
          <table:table-cell table:number-columns-repeated="3"/>
        </table:table-row>
        <table:table-row table:style-name="ro1">
          <table:table-cell office:value-type="float" office:value="298.9" calcext:value-type="float">
            <text:p>298.9</text:p>
          </table:table-cell>
          <table:table-cell office:value-type="float" office:value="35.4" calcext:value-type="float">
            <text:p>35.4</text:p>
          </table:table-cell>
          <table:table-cell table:formula="of:=[.A4]-20.4&amp;&quot;,&quot;&amp;95-([.B4]-20.4)" office:value-type="string" office:string-value="278.5,80" calcext:value-type="string">
            <text:p>278.5,80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65.5" calcext:value-type="float">
            <text:p>65.5</text:p>
          </table:table-cell>
          <table:table-cell table:formula="of:=[.A5]-20.4&amp;&quot;,&quot;&amp;95-([.B5]-20.4)" office:value-type="string" office:string-value="95,49.9" calcext:value-type="string">
            <text:p>95,49.9</text:p>
          </table:table-cell>
          <table:table-cell table:number-columns-repeated="3"/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65.5" calcext:value-type="float">
            <text:p>65.5</text:p>
          </table:table-cell>
          <table:table-cell table:formula="of:=[.A6]-20.4&amp;&quot;,&quot;&amp;95-([.B6]-20.4)" office:value-type="string" office:string-value="228,49.9" calcext:value-type="string">
            <text:p>228,49.9</text:p>
          </table:table-cell>
          <table:table-cell table:number-columns-repeated="3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88.8" calcext:value-type="float">
            <text:p>88.8</text:p>
          </table:table-cell>
          <table:table-cell table:formula="of:=[.A7]-20.4&amp;&quot;,&quot;&amp;95-([.B7]-20.4)" office:value-type="string" office:string-value="27,26.6" calcext:value-type="string">
            <text:p>27,26.6</text:p>
          </table:table-cell>
          <table:table-cell table:number-columns-repeated="3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05.9" calcext:value-type="float">
            <text:p>105.9</text:p>
          </table:table-cell>
          <table:table-cell table:formula="of:=[.A8]-20.4&amp;&quot;,&quot;&amp;95-([.B8]-20.4)" office:value-type="string" office:string-value="146,9.5" calcext:value-type="string">
            <text:p>146,9.5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5" calcext:value-type="float">
            <text:p>95</text:p>
          </table:table-cell>
          <table:table-cell table:formula="of:=[.A9]-20.4&amp;&quot;,&quot;&amp;95-([.B9]-20.4)" office:value-type="string" office:string-value="276.6,20.4" calcext:value-type="string">
            <text:p>276.6,20.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22:50:22.978518577</meta:creation-date>
    <dc:date>2020-07-02T23:55:20.894984895</dc:date>
    <meta:editing-duration>PT31M16S</meta:editing-duration>
    <meta:editing-cycles>3</meta:editing-cycles>
    <meta:generator>LibreOffice/6.4.4.2$Linux_X86_64 LibreOffice_project/40$Build-2</meta:generator>
    <meta:document-statistic meta:table-count="1" meta:cell-count="27" meta:object-count="0"/>
  </office:meta>
</office:document-meta>
</file>